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4.67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6.429cm"/>
    </style:style>
    <style:style style:name="co8" style:family="table-column">
      <style:table-column-properties fo:break-before="auto" style:column-width="6.962cm"/>
    </style:style>
    <style:style style:name="co9" style:family="table-column">
      <style:table-column-properties fo:break-before="auto" style:column-width="1.66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6.523cm"/>
    </style:style>
    <style:style style:name="co12" style:family="table-column">
      <style:table-column-properties fo:break-before="auto" style:column-width="7.40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 style:vertical-align="middl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0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Hardware</text:p>
          </table:table-cell>
          <table:table-cell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8" office:value-type="string">
            <text:p>Smooth-rod 300mm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/>
          <table:table-cell table:style-name="ce6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/>
          <table:table-cell table:style-name="ce6"/>
          <table:table-cell table:style-name="ce1" office:value-type="float" office:value="1">
            <text:p>1</text:p>
          </table:table-cell>
          <table:table-cell table:style-name="ce8" office:value-type="string">
            <text:p>6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8" office:value-type="string">
            <text:p>7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6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9" office:value-type="string">
            <text:p>Bobine de PLA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3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4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65382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3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style-name="ce11" office:value-type="float" office:value="9" table:number-columns-spanned="1" table:number-rows-spanned="27">
            <text:p>9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string">
            <text:p>Linear Bearing 6mm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string">
            <text:p>603ZZ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covered-table-cell/>
          <table:table-cell table:number-columns-repeated="2"/>
        </table:table-row>
        <table:table-row table:style-name="ro1">
          <table:table-cell table:style-name="ce10"/>
          <table:table-cell table:style-name="ce12" office:value-type="float" office:value="2">
            <text:p>2</text:p>
          </table:table-cell>
          <table:table-cell table:style-name="ce5" office:value-type="string">
            <text:p>Extruder spring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covered-table-cell/>
          <table:table-cell table:number-columns-repeated="2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4"/>
          <table:table-cell table:style-name="ce15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office:value-type="float" office:value="18" table:number-columns-spanned="1" table:number-rows-spanned="24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/>
          <table:table-cell table:style-name="ce5"/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6"/>
          <table:table-cell table:style-name="ce9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0" table:default-cell-style-name="ce5"/>
        <table:table-column table:style-name="co5" table:number-columns-repeated="1005" table:default-cell-style-name="ce8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5">
            <text:p>5</text:p>
          </table:table-cell>
          <table:table-cell table:style-name="ce8" office:value-type="string">
            <text:p>moteurs nema14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Power Supply Unit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string">
            <text:p>Cable d'alimentation</text:p>
          </table:table-cell>
          <table:table-cell table:style-name="Default" office:value-type="float" office:value="11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cable usb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table:style-name="ce8" office:value-type="string">
            <text:p>Gaine spiralée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terrupteur bleu</text:p>
          </table:table-cell>
          <table:table-cell office:value-type="float" office:value="15" table:number-columns-spanned="1" table:number-rows-spanned="6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covered-table-cell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04"/>
        </table:table-row>
        <table:table-row table:style-name="ro1" table:number-rows-repeated="2"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65384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 office:value-type="float" office:value="17" table:number-columns-spanned="1" table:number-rows-spanned="13">
            <text:p>17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nozzl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er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tfe tube 30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4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10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cartridge heat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an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ferules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heatshrink tubing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6" office:value-type="string">
            <text:p>alu plate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eltier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erule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greas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0:'General BOM'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27/10/2013</text:date>, <text:time>19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23H7M57S</meta:editing-duration>
    <meta:editing-cycles>467</meta:editing-cycles>
    <meta:generator>OpenOffice.org/3.4.1$Win32 OpenOffice.org_project/341m1$Build-9593</meta:generator>
    <dc:date>2013-10-27T19:00:38.95</dc:date>
    <dc:creator>Emmanuel Gilloz</dc:creator>
    <meta:printed-by>Emmanuel Gilloz</meta:printed-by>
    <meta:print-date>2013-09-09T19:18:44.97</meta:print-date>
    <meta:document-statistic meta:table-count="6" meta:cell-count="231" meta:object-count="0"/>
    <meta:user-defined meta:name="Info 1"/>
    <meta:user-defined meta:name="Info 2"/>
    <meta:user-defined meta:name="Info 3"/>
    <meta:user-defined meta:name="Info 4"/>
  </office:meta>
</office:document-meta>
</file>